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ef3d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fef3d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349cm" svg:height="1.059cm" svg:x="9.969cm" svg:y="14.36cm" svg:viewBox="0 0 1350 1060" draw:points="688,1054 192,742 0,0 1350,7 662,1060">
            <text:p/>
          </draw:polygon>
          <draw:line draw:style-name="gr2" draw:text-style-name="P2" draw:layer="layout" svg:x1="9.969cm" svg:y1="14.38cm" svg:x2="11.321cm" svg:y2="14.38cm">
            <text:p/>
          </draw:line>
          <draw:line draw:style-name="gr2" draw:text-style-name="P2" draw:layer="layout" svg:x1="11.324cm" svg:y1="14.38cm" svg:x2="10.647cm" svg:y2="15.422cm">
            <text:p/>
          </draw:line>
          <draw:line draw:style-name="gr2" draw:text-style-name="P2" draw:layer="layout" svg:x1="9.969cm" svg:y1="14.38cm" svg:x2="10.162cm" svg:y2="15.109cm">
            <text:p/>
          </draw:line>
          <draw:line draw:style-name="gr2" draw:text-style-name="P2" draw:layer="layout" svg:x1="10.645cm" svg:y1="15.424cm" svg:x2="10.162cm" svg:y2="15.112cm">
            <text:p/>
          </draw:line>
          <draw:frame draw:style-name="gr3" draw:text-style-name="P4" draw:layer="layout" svg:width="0.766cm" svg:height="0.63cm" svg:x="9.425cm" svg:y="13.999cm">
            <draw:text-box>
              <text:p text:style-name="P3"><text:span text:style-name="T1">A</text:span></text:p>
            </draw:text-box>
          </draw:frame>
          <draw:frame draw:style-name="gr3" draw:text-style-name="P4" draw:layer="layout" svg:width="0.775cm" svg:height="0.63cm" svg:x="11.171cm" svg:y="13.98cm">
            <draw:text-box>
              <text:p text:style-name="P3"><text:span text:style-name="T1">B</text:span></text:p>
            </draw:text-box>
          </draw:frame>
          <draw:frame draw:style-name="gr3" draw:text-style-name="P4" draw:layer="layout" svg:width="0.835cm" svg:height="0.63cm" svg:x="9.63cm" svg:y="14.985cm">
            <draw:text-box>
              <text:p text:style-name="P3"><text:span text:style-name="T1">D</text:span></text:p>
            </draw:text-box>
          </draw:frame>
          <draw:frame draw:style-name="gr3" draw:text-style-name="P4" draw:layer="layout" svg:width="0.923cm" svg:height="0.63cm" svg:x="10.409cm" svg:y="15.308cm">
            <draw:text-box>
              <text:p text:style-name="P3"><text:span text:style-name="T1">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6:32:54.231778245</meta:creation-date>
    <dc:date>2018-03-09T16:33:16.626987883</dc:date>
    <meta:editing-duration>PT22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